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5516in" svg:height="5.5949in" svg:x="4.7465in" svg:y="0.387in">
            <draw:object draw:notify-on-update-of-ranges="Sheet1.A1:Sheet1.A105 Sheet1.B1:Sheet1.B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59921" calcext:value-type="float">
            <text:p>4459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043537" calcext:value-type="float">
            <text:p>140435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370189" calcext:value-type="float">
            <text:p>8537018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6228125" calcext:value-type="float">
            <text:p>7622812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339903" calcext:value-type="float">
            <text:p>433399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509384" calcext:value-type="float">
            <text:p>505093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60808" calcext:value-type="float">
            <text:p>7960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22905" calcext:value-type="float">
            <text:p>238229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103252" calcext:value-type="float">
            <text:p>681032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6458783" calcext:value-type="float">
            <text:p>8645878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415398" calcext:value-type="float">
            <text:p>564153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528418" calcext:value-type="float">
            <text:p>7652841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4004746" calcext:value-type="float">
            <text:p>440047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504198" calcext:value-type="float">
            <text:p>8750419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317711" calcext:value-type="float">
            <text:p>503177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300381" calcext:value-type="float">
            <text:p>223003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3772157" calcext:value-type="float">
            <text:p>8377215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8106119" calcext:value-type="float">
            <text:p>7810611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6022238" calcext:value-type="float">
            <text:p>9602223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267109" calcext:value-type="float">
            <text:p>182671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030428" calcext:value-type="float">
            <text:p>730304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1419406" calcext:value-type="float">
            <text:p>314194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250589" calcext:value-type="float">
            <text:p>8025058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2231078" calcext:value-type="float">
            <text:p>6223107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9981747" calcext:value-type="float">
            <text:p>499817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452928" calcext:value-type="float">
            <text:p>354529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96184" calcext:value-type="float">
            <text:p>5796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73652" calcext:value-type="float">
            <text:p>580736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4557500" calcext:value-type="float">
            <text:p>445575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3585010" calcext:value-type="float">
            <text:p>635850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863234" calcext:value-type="float">
            <text:p>598632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593855" calcext:value-type="float">
            <text:p>715938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9795545" calcext:value-type="float">
            <text:p>8979554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6587633" calcext:value-type="float">
            <text:p>765876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0487408" calcext:value-type="float">
            <text:p>804874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5458190" calcext:value-type="float">
            <text:p>8545819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8865891" calcext:value-type="float">
            <text:p>288658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555229" calcext:value-type="float">
            <text:p>9955522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6818301" calcext:value-type="float">
            <text:p>368183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794591" calcext:value-type="float">
            <text:p>327945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976741" calcext:value-type="float">
            <text:p>899767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098905" calcext:value-type="float">
            <text:p>130989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033491" calcext:value-type="float">
            <text:p>370334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4820" calcext:value-type="float">
            <text:p>18748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7901" calcext:value-type="float">
            <text:p>3977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121326" calcext:value-type="float">
            <text:p>681213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1495330" calcext:value-type="float">
            <text:p>8149533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9684936" calcext:value-type="float">
            <text:p>696849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1468930" calcext:value-type="float">
            <text:p>414689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141434" calcext:value-type="float">
            <text:p>4414143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579951" calcext:value-type="float">
            <text:p>6057995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3699566" calcext:value-type="float">
            <text:p>33699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723559" calcext:value-type="float">
            <text:p>177235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350419" calcext:value-type="float">
            <text:p>7435041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4861584" calcext:value-type="float">
            <text:p>848615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2609975" calcext:value-type="float">
            <text:p>326099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618646" calcext:value-type="float">
            <text:p>766186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9945604" calcext:value-type="float">
            <text:p>799456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079853" calcext:value-type="float">
            <text:p>40798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65291" calcext:value-type="float">
            <text:p>490652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731586" calcext:value-type="float">
            <text:p>8773158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2000582" calcext:value-type="float">
            <text:p>7200058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3448774" calcext:value-type="float">
            <text:p>534487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453379" calcext:value-type="float">
            <text:p>634533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846771" calcext:value-type="float">
            <text:p>218467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4243" calcext:value-type="float">
            <text:p>194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01231" calcext:value-type="float">
            <text:p>636012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893033" calcext:value-type="float">
            <text:p>398930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133671" calcext:value-type="float">
            <text:p>631336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8764539" calcext:value-type="float">
            <text:p>5876453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5611971" calcext:value-type="float">
            <text:p>4561197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769430" calcext:value-type="float">
            <text:p>387694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147900" calcext:value-type="float">
            <text:p>641479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618930" calcext:value-type="float">
            <text:p>166189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188406" calcext:value-type="float">
            <text:p>501884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85695" calcext:value-type="float">
            <text:p>1485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741833" calcext:value-type="float">
            <text:p>9074183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1918252" calcext:value-type="float">
            <text:p>6191825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6824348" calcext:value-type="float">
            <text:p>468243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23558" calcext:value-type="float">
            <text:p>1323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249912" calcext:value-type="float">
            <text:p>432499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50560" calcext:value-type="float">
            <text:p>64505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442540" calcext:value-type="float">
            <text:p>904425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606770" calcext:value-type="float">
            <text:p>326067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368928" calcext:value-type="float">
            <text:p>353689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646722" calcext:value-type="float">
            <text:p>116467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578459" calcext:value-type="float">
            <text:p>275784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30311" calcext:value-type="float">
            <text:p>67303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590429" calcext:value-type="float">
            <text:p>815904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6377781" calcext:value-type="float">
            <text:p>3637778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126623" calcext:value-type="float">
            <text:p>8912662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209707" calcext:value-type="float">
            <text:p>112097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967268" calcext:value-type="float">
            <text:p>449672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420754" calcext:value-type="float">
            <text:p>174207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033861" calcext:value-type="float">
            <text:p>230338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1203" calcext:value-type="float">
            <text:p>25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0768" calcext:value-type="float">
            <text:p>389807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016786" calcext:value-type="float">
            <text:p>7801678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950919" calcext:value-type="float">
            <text:p>209509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379664" calcext:value-type="float">
            <text:p>21379664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04:19:09.804188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04:16:43.39110340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62cm" svg:height="14.212cm" xlink:href=".." xlink:type="simple" chart:class="chart:scatter" chart:style-name="ch1">
        <chart:title svg:x="9.137cm" svg:y="0.42cm" chart:style-name="ch2">
          <text:p>Time depending on array size</text:p>
        </chart:title>
        <chart:subtitle svg:x="9.177cm" svg:y="1.509cm" chart:style-name="ch3">
          <text:p>with max elem of the size of 1000</text:p>
        </chart:subtitle>
        <chart:plot-area chart:style-name="ch4" table:cell-range-address="Sheet1.A1:Sheet1.B105" svg:x="1.496cm" svg:y="2.502cm" svg:width="22.281cm" svg:height="10.445cm">
          <chartooo:coordinate-region svg:x="2.303cm" svg:y="2.701cm" svg:width="20.64cm" svg:height="9.599cm"/>
          <chart:axis chart:dimension="x" chart:name="primary-x" chart:style-name="ch5">
            <chart:title svg:x="11.864cm" svg:y="13.231cm" chart:style-name="ch6">
              <text:p>Array size</text:p>
            </chart:title>
          </chart:axis>
          <chart:axis chart:dimension="y" chart:name="primary-y" chart:style-name="ch5">
            <chart:title svg:x="0.451cm" svg:y="9.131cm" chart:style-name="ch7">
              <text:p>Execution time, ms</text:p>
            </chart:title>
            <chart:grid chart:style-name="ch8" chart:class="major"/>
          </chart:axis>
          <chart:series chart:style-name="ch9" chart:values-cell-range-address="Sheet1.B1:Sheet1.B105" chart:class="chart:scatter">
            <chart:domain table:cell-range-address="Sheet1.A1:Sheet1.A105"/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1:Sheet1.A105</svg:desc>
                </draw:g>
              </table:table-cell>
              <table:table-cell office:value-type="float" office:value="1">
                <text:p>1</text:p>
                <draw:g>
                  <svg:desc>Sheet1.B1:Sheet1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59921">
                <text:p>44599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43537">
                <text:p>140435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370189">
                <text:p>853701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228125">
                <text:p>762281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339903">
                <text:p>433399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509384">
                <text:p>505093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60808">
                <text:p>7960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22905">
                <text:p>238229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103252">
                <text:p>681032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458783">
                <text:p>864587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415398">
                <text:p>564153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528418">
                <text:p>765284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04746">
                <text:p>440047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504198">
                <text:p>875041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317711">
                <text:p>503177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00381">
                <text:p>223003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772157">
                <text:p>8377215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106119">
                <text:p>781061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22238">
                <text:p>960222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67109">
                <text:p>18267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030428">
                <text:p>730304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419406">
                <text:p>314194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250589">
                <text:p>8025058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231078">
                <text:p>622310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81747">
                <text:p>499817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452928">
                <text:p>354529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96184">
                <text:p>5796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073652">
                <text:p>580736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57500">
                <text:p>445575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585010">
                <text:p>635850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863234">
                <text:p>598632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593855">
                <text:p>715938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795545">
                <text:p>897955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587633">
                <text:p>765876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487408">
                <text:p>8048740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458190">
                <text:p>854581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65891">
                <text:p>28865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555229">
                <text:p>995552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818301">
                <text:p>368183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794591">
                <text:p>327945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976741">
                <text:p>8997674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98905">
                <text:p>130989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33491">
                <text:p>370334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4820">
                <text:p>1874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77901">
                <text:p>39779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121326">
                <text:p>681213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495330">
                <text:p>814953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684936">
                <text:p>696849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468930">
                <text:p>414689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41434">
                <text:p>441414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579951">
                <text:p>605799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699566">
                <text:p>336995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723559">
                <text:p>177235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350419">
                <text:p>743504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861584">
                <text:p>848615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609975">
                <text:p>326099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618646">
                <text:p>7661864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945604">
                <text:p>7994560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79853">
                <text:p>40798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065291">
                <text:p>490652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731586">
                <text:p>8773158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00582">
                <text:p>720005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448774">
                <text:p>534487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453379">
                <text:p>634533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46771">
                <text:p>21846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4243">
                <text:p>19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601231">
                <text:p>636012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93033">
                <text:p>398930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133671">
                <text:p>631336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764539">
                <text:p>5876453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611971">
                <text:p>456119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769430">
                <text:p>387694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147900">
                <text:p>641479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18930">
                <text:p>166189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188406">
                <text:p>501884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695">
                <text:p>1485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741833">
                <text:p>907418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918252">
                <text:p>619182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824348">
                <text:p>468243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3558">
                <text:p>1323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249912">
                <text:p>432499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50560">
                <text:p>64505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442540">
                <text:p>904425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606770">
                <text:p>326067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368928">
                <text:p>353689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46722">
                <text:p>116467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78459">
                <text:p>275784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30311">
                <text:p>67303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590429">
                <text:p>815904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377781">
                <text:p>363777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126623">
                <text:p>891266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09707">
                <text:p>112097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967268">
                <text:p>449672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420754">
                <text:p>174207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033861">
                <text:p>230338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1203">
                <text:p>25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980768">
                <text:p>389807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016786">
                <text:p>780167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950919">
                <text:p>209509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379664">
                <text:p>21379664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